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1.058cm" fo:text-indent="0cm" style:auto-text-indent="false"/>
    </style:style>
    <style:style style:name="P2" style:family="paragraph" style:parent-style-name="Text_20_body">
      <style:paragraph-properties fo:margin-left="0cm" fo:margin-right="1.058cm" fo:text-indent="0cm" style:auto-text-indent="false"/>
      <style:text-properties fo:font-variant="normal" fo:text-transform="none" fo:color="#666666" loext:opacity="100%" style:font-name="InterUI" fo:font-size="15pt" fo:letter-spacing="normal" fo:font-style="normal" fo:font-weight="normal"/>
    </style:style>
    <style:style style:name="P3" style:family="paragraph" style:parent-style-name="Text_20_body">
      <style:paragraph-properties fo:margin-left="0cm" fo:margin-right="1.058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666666" loext:opacity="100%" style:font-name="InterUI" fo:font-size="1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847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666666" loext:opacity="100%" style:font-name="InterUI" fo:font-size="15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1.058cm" fo:margin-top="0cm" fo:margin-bottom="0.847cm" style:contextual-spacing="false" style:line-height-at-least="0.847cm" fo:orphans="0" fo:widows="2" fo:text-indent="0cm" style:auto-text-indent="false" fo:padding="0cm" fo:border="none"/>
      <style:text-properties fo:font-variant="normal" fo:text-transform="none" fo:color="#666666" loext:opacity="100%" style:font-name="InterUI" fo:font-size="15pt" fo:letter-spacing="normal" fo:font-style="normal" fo:font-weight="normal"/>
    </style:style>
    <style:style style:name="T1" style:family="text">
      <style:text-properties fo:font-variant="normal" fo:text-transform="none" fo:color="#666666" loext:opacity="100%" style:font-name="InterUI" fo:font-size="15pt" fo:letter-spacing="normal" fo:font-style="normal" fo:font-weight="normal"/>
    </style:style>
    <style:style style:name="T2" style:family="text">
      <style:text-properties officeooo:rsid="001b166f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01 - </text:span>Analise as afirmações sobre as Design Thinking</text:p>
      <text:p text:style-name="P3">I - A imersão em profundidade é a segunda parte da fase de imersão da abordagem do design thinking.<text:line-break/>II - A entrevistas é uma das ferramentas da fase de imersão e tem como objetivo buscar informações do público-alvo por meio de perguntas e respostas.<text:line-break/>III – No caderno de sensibilização as informações sobre o público-alvo não trazem indícios de como esse cotidiano e comportamento podem influenciar nos sonhos, propósitos e desejos.<text:line-break/>IV - A sessão generativa é uma das ferramentas da fase de imersão em profundidade com o objetivo de realizar as atividades presenciais com os usuários finais para que as suas experiências sejam observadas e analisadas.</text:p>
      <text:p text:style-name="P3">Assinale a alternativa CORRETA, que indique V – verdadeiro e F – falso. <text:span text:style-name="T3">V, V, F, V</text:span></text:p>
      <text:p text:style-name="P2"><text:line-break/><text:span text:style-name="T2">02 - </text:span>Relacione os conceitos envolvidos com a engenharia de requisitos com suas características:</text:p>
      <text:p text:style-name="P4">Conceitos:<text:line-break/>1 – Priorização.<text:line-break/>2 – Complexidade.<text:line-break/>3 –Completude.</text:p>
      <text:p text:style-name="P4">Características:<text:line-break/>A – deve estar alinhada com as estratégias do próprio negócio, pois, para negócios diferentes, um mesmo requisito pode ser <text:soft-page-break/>mais fácil ou mais difícil de ser tratado.<text:line-break/>B – é importante saber escolher o que será desenvolvido primeiro e o que será desenvolvido depois.<text:line-break/>C – não pode possuir ambiguidades e deve ter seus detalhes bem definidos.</text:p>
      <text:p text:style-name="P4">Assinale a alternativa correta. <text:span text:style-name="T3">2A, 1B e 3C</text:span></text:p>
      <text:p text:style-name="P1"><text:line-break/><text:span text:style-name="T2">03 - </text:span><text:span text:style-name="T1">Sobre os diagramas de Casos de Uso, analise as afirmações:<text:line-break/>I – Os diagramas de casos de uso são utilizados para realizar os testes do setor de vendas de uma empresa.<text:line-break/>II – O diagrama de caso de uso representa o fluxo de dados que o sistema vai implementar depois da reunião.<text:line-break/>III – O diagrama de caso de uso representa o sistema pelo olhar do usuário final, como forma de especificar os requisitos e documentá-los.</text:span></text:p>
      <text:p text:style-name="P4">Assinale a alternativa correta. <text:span text:style-name="T3">Apenas III é verdadeira</text:span></text:p>
      <text:p text:style-name="P2"><text:span text:style-name="T2">04- </text:span>O gerenciamento da qualidade do software está diretamente ligado com os requisitos, pois temos que garantir que o aplicativo esteja adequado aos seus propósitos, que atendam as necessidade e metas dos usuários, que sejam confiáveis e que seus projetos fiquem dentro do orçamento e do prazo correto.<text:line-break/>A técnica de revisão tem se mostrado eficiente nesse sentido. E pode ser aplicada em requisitos, em códigos e nos testes.</text:p>
      <text:p text:style-name="P4">Analise as afirmações:</text:p>
      <text:p text:style-name="P4">I – Um erro equivale a uma imperfeição encontrada no código decorrente de um defeito não resolvido na fase de análise.<text:line-break/><text:soft-page-break/>II – A revisão deve ser feita apenas no final do projeto, quando tudo estiver pronto.<text:line-break/>III – A revisão de requisitos serve para evitar a propagação de defeitos dos requisitos para a próxima fase do projeto.</text:p>
      <text:p text:style-name="P4">Assinale a alternativa correta. <text:span text:style-name="T3">I e III são verdadeiras</text:span></text:p>
      <text:p text:style-name="P2"><text:span text:style-name="T2">05 - </text:span>No contexto, “A produção de arroz de uma cooperativa agrícola deverá ser transportada do armazém da cooperativa até uma central de distribuição. Nos primeiros dois dias a cooperativa poderá fazer o transporte com a utilização de apenas um caminhão, e a partir do terceiro dia poderá utilizar mais um caminhão. Conhecendo-se a quantidade de arroz que deverá ser transportada e a capacidade diária de carga de cada caminhão (os caminhões possuem a mesma capacidade), como determinar a quantidade de dias necessários para completar o transporte?” Considere a quantidade de arroz e a capacidade de carga dos caminhões como valores inteiro sem toneladas.”, analise as afirmações:</text:p>
      <text:p text:style-name="P4">I – Ao modelar o contexto apresentado foram identificados o ator “Logístico” e o Caso de Uso “Definir prazo de entrega”.<text:line-break/>II – Se a produção for de 300 toneladas e a capacidade do caminhão for de 20 toneladas, vai precisar de 9 dias.<text:line-break/>III – Ao construir o plano de testes devemos ter como dado de entrada o número de dias para transportar a produção de arroz.</text:p>
      <text:p text:style-name="P4">Assinale a alternativa correta. <text:span text:style-name="T3">I e II são verdadeiras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UI" svg:font-family="InterU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5:16:21.740712276</meta:creation-date>
    <dc:date>2022-10-06T15:32:34.850673301</dc:date>
    <meta:editing-duration>PT2M5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3" meta:paragraph-count="16" meta:word-count="616" meta:character-count="3725" meta:non-whitespace-character-count="3106"/>
  </office:meta>
</office:document-meta>
</file>